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5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MML symbol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TeX</text:p>
          </table:table-cell>
          <table:table-cell table:style-name="ce1" office:value-type="string" calcext:value-type="string">
            <text:p>PMML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relation1.eq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ix:=</text:p>
          </table:table-cell>
          <table:table-cell office:value-type="string" calcext:value-type="string">
            <text:p>a&lt;mo form=”infix”&gt;=&lt;/mo&gt;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1.impli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fixr:\implies</text:p>
          </table:table-cell>
          <table:table-cell office:value-type="string" calcext:value-type="string">
            <text:p>a&lt;mo form=”infix”&gt;⇒&lt;/mo&gt;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1.an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ixl:\land</text:p>
          </table:table-cell>
          <table:table-cell office:value-type="string" calcext:value-type="string">
            <text:p>a&lt;mo form=”infix”&gt;∧&lt;/mo&gt;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1.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fixl:\lor</text:p>
          </table:table-cell>
          <table:table-cell office:value-type="string" calcext:value-type="string">
            <text:p>a&lt;mo form=”infix”&gt;∨&lt;/mo&gt;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th1.tim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fixl: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th1.divid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fixl: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th1.pl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nfixl: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th1.min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nfixl: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th1.negat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efix: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th1.abs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 style:data-style-name="N2" text:time-value="16:56:15.101223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que Unruh</meta:initial-creator>
    <meta:creation-date>2015-08-24T18:49:11.551692326</meta:creation-date>
    <dc:date>2015-08-28T17:23:16.990923864</dc:date>
    <dc:creator>Dominique Unruh</dc:creator>
    <meta:editing-duration>PT25M39S</meta:editing-duration>
    <meta:editing-cycles>5</meta:editing-cycles>
    <meta:generator>LibreOffice/4.2.8.2$Linux_X86_64 LibreOffice_project/420m0$Build-2</meta:generator>
    <meta:document-statistic meta:table-count="1" meta:cell-count="36" meta:object-count="0"/>
  </office:meta>
</office:document-meta>
</file>